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shapes>
          <draw:frame draw:z-index="0" draw:style-name="gr1" draw:text-style-name="P1" svg:width="11.998cm" svg:height="6.748cm" svg:x="0.144cm" svg:y="3.199cm">
            <draw:object draw:notify-on-update-of-ranges="Feuil1.B1:Feuil1.B1 Feuil1.B2:Feuil1.B5 Feuil1.C1:Feuil1.C1 Feuil1.C2:Feuil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55cm" svg:height="5.731cm" svg:x="13.242cm" svg:y="1.083cm">
            <draw:object draw:notify-on-update-of-ranges="Feuil1.D1:Feuil1.D1 Feuil1.D2:Feuil1.D5 Feuil1.F1:Feuil1.F1 Feuil1.F2:Feuil1.F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Validé</text:p>
          </table:table-cell>
          <table:table-cell office:value-type="string" calcext:value-type="string">
            <text:p>Valeurs restantes</text:p>
          </table:table-cell>
          <table:table-cell/>
          <table:table-cell office:value-type="string" calcext:value-type="string">
            <text:p>Idé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Total)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]-[.C3]" office:value-type="float" office:value="38" calcext:value-type="float">
            <text:p>3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-[.C4]" office:value-type="float" office:value="38" calcext:value-type="float">
            <text:p>3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D4]-[.C5]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09:49:01.58702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rentin Charpiot</meta:initial-creator>
    <meta:creation-date>2024-09-23T07:53:42</meta:creation-date>
    <dc:date>2025-04-11T09:53:51.340929600</dc:date>
    <meta:generator>LibreOffice/25.2.1.2$Windows_X86_64 LibreOffice_project/d3abf4aee5fd705e4a92bba33a32f40bc4e56f49</meta:generator>
    <meta:editing-duration>PT10M16S</meta:editing-duration>
    <meta:editing-cycles>2</meta:editing-cycles>
    <meta:document-statistic meta:table-count="1" meta:cell-count="28" meta:object-count="2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99cm" svg:height="6.749cm" xlink:href=".." xlink:type="simple" chart:class="chart:bar" chart:style-name="ch1">
        <chart:title svg:x="4.466cm" svg:y="0.27cm" chart:style-name="ch2">
          <text:p>Velocity Chart</text:p>
        </chart:title>
        <chart:legend chart:legend-position="end" svg:x="9.564cm" svg:y="2.82cm" style:legend-expansion="high" chart:style-name="ch3"/>
        <chart:plot-area chart:style-name="ch4" svg:x="0.239cm" svg:y="1.209cm" svg:width="9.086cm" svg:height="5.406cm">
          <chart:coordinate-region svg:x="0.89cm" svg:y="1.411cm" svg:width="8.435cm" svg:height="4.55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uil1.B2:Feuil1.B5" chart:label-cell-address="Feuil1.B1:Feuil1.B1" chart:class="chart:bar">
            <chart:data-point chart:repeated="4"/>
          </chart:series>
          <chart:series chart:style-name="ch9" chart:values-cell-range-address="Feuil1.C2:Feuil1.C5" chart:label-cell-address="Feuil1.C1:Feuil1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Feuil1.B1:Feuil1.B1</svg:desc>
                </draw:g>
              </table:table-cell>
              <table:table-cell office:value-type="string">
                <text:p>Validé</text:p>
                <draw:g>
                  <svg:desc>Feuil1.C1:Feuil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1.B2:Feuil1.B5</svg:desc>
                </draw:g>
              </table:table-cell>
              <table:table-cell office:value-type="float" office:value="5">
                <text:p>5</text:p>
                <draw:g>
                  <svg:desc>Feuil1.C2:Feuil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56cm" svg:height="5.732cm" xlink:href=".." xlink:type="simple" chart:class="chart:line" chart:style-name="ch1">
        <chart:legend chart:legend-position="end" svg:x="9.012cm" svg:y="2.312cm" style:legend-expansion="high" chart:style-name="ch2"/>
        <chart:plot-area chart:style-name="ch3" svg:x="0.263cm" svg:y="0.114cm" svg:width="8.486cm" svg:height="5.504cm">
          <chart:coordinate-region svg:x="0.914cm" svg:y="0.316cm" svg:width="7.733cm" svg:height="4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D2:Feuil1.D5" chart:label-cell-address="Feuil1.D1:Feuil1.D1" chart:class="chart:line">
            <chart:data-point chart:repeated="4"/>
          </chart:series>
          <chart:series chart:style-name="ch7" chart:values-cell-range-address="Feuil1.F2:Feuil1.F5" chart:label-cell-address="Feuil1.F1:Feuil1.F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s restantes</text:p>
                <draw:g>
                  <svg:desc>Feuil1.D1:Feuil1.D1</svg:desc>
                </draw:g>
              </table:table-cell>
              <table:table-cell office:value-type="string">
                <text:p>Idéale</text:p>
                <draw:g>
                  <svg:desc>Feuil1.F1:Feuil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">
                <text:p>43</text:p>
                <draw:g>
                  <svg:desc>Feuil1.D2:Feuil1.D5</svg:desc>
                </draw:g>
              </table:table-cell>
              <table:table-cell office:value-type="float" office:value="36">
                <text:p>36</text:p>
                <draw:g>
                  <svg:desc>Feuil1.F2:Feuil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